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Century Schoolbook L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entury Schoolbook 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4"><text:span text:style-name="T4">Name <text:s text:c="4"/></text:span><text:span text:style-name="T5">:- </text:span><text:span text:style-name="T1">Abrar Mahedavi</text:span></text:p>
      <text:p text:style-name="P4"><text:span text:style-name="T4">Roll No. </text:span><text:span text:style-name="T5">:- </text:span><text:span text:style-name="T1">21035</text:span></text:p>
      <text:p text:style-name="P4"><text:span text:style-name="T2">Title <text:s text:c="5"/></text:span><text:span text:style-name="T3">:- </text:span><text:span text:style-name="T6">Tic-Tac-Toe gaming aplication using C++ programming.</text:span></text:p>
      <text:p text:style-name="P2">/*</text:p>
      <text:p text:style-name="P2"/>
      <text:p text:style-name="P3">Program :</text:p>
      <text:p text:style-name="P1"/>
      <text:p text:style-name="P1">#include &lt;iostream&gt; </text:p>
      <text:p text:style-name="P1">using namespace std; </text:p>
      <text:p text:style-name="P1"/>
      <text:p text:style-name="P1">char square[10]={'o','1','2','3','4','5','6','7','8','9'}; </text:p>
      <text:p text:style-name="P1">int checkwin(); </text:p>
      <text:p text:style-name="P1">void board(); </text:p>
      <text:p text:style-name="P1"/>
      <text:p text:style-name="P1">int main() </text:p>
      <text:p text:style-name="P1">{ </text:p>
      <text:p text:style-name="P1"><text:tab/>int player=1,i,choice; </text:p>
      <text:p text:style-name="P1"><text:tab/>char mark; </text:p>
      <text:p text:style-name="P1"><text:tab/> </text:p>
      <text:p text:style-name="P1"><text:tab/>do </text:p>
      <text:p text:style-name="P1"><text:tab/>{ </text:p>
      <text:p text:style-name="P1"><text:tab/><text:tab/>board(); </text:p>
      <text:p text:style-name="P1"><text:tab/><text:tab/>player=(player%2)?1:2; </text:p>
      <text:p text:style-name="P1"><text:tab/><text:tab/>cout &lt;&lt; "Player" player &lt;&lt; ", enter a number: <text:s/>"; </text:p>
      <text:p text:style-name="P1"><text:tab/><text:tab/>cin &gt;&gt; choice; </text:p>
      <text:p text:style-name="P1"><text:tab/><text:tab/>mark=(player == 1) ? 'X' : 'O'; </text:p>
      <text:p text:style-name="P1"><text:tab/><text:tab/>if (choice == 1 &amp;&amp; square[1] == '1') </text:p>
      <text:p text:style-name="P1"><text:tab/><text:tab/><text:tab/>square[1] = mark; </text:p>
      <text:p text:style-name="P1"><text:tab/><text:tab/>else if (choice == 2 &amp;&amp; square[2] == '2') </text:p>
      <text:p text:style-name="P1"><text:tab/><text:tab/><text:tab/>square[2] = mark; </text:p>
      <text:p text:style-name="P1"><text:tab/><text:tab/>else if (choice == 3 &amp;&amp; square[3] == '3') </text:p>
      <text:p text:style-name="P1"><text:tab/><text:tab/><text:tab/>square[3] = mark; </text:p>
      <text:p text:style-name="P1"><text:tab/><text:tab/>else if (choice == 4 &amp;&amp; square[4] == '4') </text:p>
      <text:p text:style-name="P1"><text:tab/><text:tab/><text:tab/>square[4] = mark; </text:p>
      <text:p text:style-name="P1"><text:tab/><text:tab/>else if (choice == 5 &amp;&amp; square[5] == '5') </text:p>
      <text:p text:style-name="P1"><text:tab/><text:tab/><text:tab/>square[5] = mark; </text:p>
      <text:p text:style-name="P1"><text:tab/><text:tab/>else if (choice == 6 &amp;&amp; square[6] == '6') </text:p>
      <text:p text:style-name="P1"><text:tab/><text:tab/><text:tab/>square[6] = mark; </text:p>
      <text:p text:style-name="P1"><text:tab/><text:tab/>else if (choice == 7 &amp;&amp; square[7] == '7') </text:p>
      <text:p text:style-name="P1"><text:tab/><text:tab/><text:tab/>square[7] = mark; </text:p>
      <text:p text:style-name="P1"><text:tab/><text:tab/>else if (choice == 8 &amp;&amp; square[8] == '8') </text:p>
      <text:p text:style-name="P1"><text:tab/><text:tab/><text:tab/>square[8] = mark; </text:p>
      <text:p text:style-name="P1"><text:soft-page-break/><text:tab/><text:tab/>else if (choice == 9 &amp;&amp; square[9] == '9') </text:p>
      <text:p text:style-name="P1"><text:tab/><text:tab/><text:tab/>square[9] = mark; </text:p>
      <text:p text:style-name="P1"><text:tab/><text:tab/>else </text:p>
      <text:p text:style-name="P1"><text:tab/><text:tab/>{ </text:p>
      <text:p text:style-name="P1"><text:tab/><text:tab/><text:tab/>cout&lt;&lt;"Invalid move "; </text:p>
      <text:p text:style-name="P1"><text:tab/><text:tab/><text:tab/>player--; </text:p>
      <text:p text:style-name="P1"><text:tab/><text:tab/><text:tab/> </text:p>
      <text:p text:style-name="P1"><text:tab/><text:tab/>} </text:p>
      <text:p text:style-name="P1"><text:tab/><text:tab/>i=checkwin(); </text:p>
      <text:p text:style-name="P1"><text:tab/><text:tab/>player++; </text:p>
      <text:p text:style-name="P1"><text:tab/>}while(i==-1); </text:p>
      <text:p text:style-name="P1"><text:tab/>board(); </text:p>
      <text:p text:style-name="P1"><text:tab/>if(i==1) </text:p>
      <text:p text:style-name="P1"><text:tab/><text:tab/>cout&lt;&lt;"==&gt;\aPlayer "&lt;&lt;--player&lt;&lt;" win \n"; </text:p>
      <text:p text:style-name="P1"><text:tab/>else </text:p>
      <text:p text:style-name="P1"><text:tab/><text:tab/>cout&lt;&lt;"==&gt;\aGame draw"; </text:p>
      <text:p text:style-name="P1"><text:tab/> </text:p>
      <text:p text:style-name="P1"><text:tab/>return 0; </text:p>
      <text:p text:style-name="P1">} </text:p>
      <text:p text:style-name="P1">/********************************************* </text:p>
      <text:p text:style-name="P1"><text:tab/>FUNCTION TO RETURN GAME STATUS </text:p>
      <text:p text:style-name="P1"><text:tab/>1 FOR GAME IS OVER WITH RESULT </text:p>
      <text:p text:style-name="P1"><text:tab/>-1 FOR GAME IS IN PROGRESS </text:p>
      <text:p text:style-name="P1"><text:tab/>O GAME IS OVER AND NO RESULT </text:p>
      <text:p text:style-name="P1">**********************************************/ </text:p>
      <text:p text:style-name="P1"/>
      <text:p text:style-name="P1">int checkwin() </text:p>
      <text:p text:style-name="P1">{ </text:p>
      <text:p text:style-name="P1"><text:tab/>if (square[1] == square[2] &amp;&amp; square[2] == square[3]) </text:p>
      <text:p text:style-name="P1"><text:tab/><text:tab/>return 1; </text:p>
      <text:p text:style-name="P1"><text:tab/>else if (square[4] == square[5] &amp;&amp; square[5] == square[6]) </text:p>
      <text:p text:style-name="P1"><text:tab/><text:tab/>return 1; </text:p>
      <text:p text:style-name="P1"><text:tab/>else if (square[7] == square[8] &amp;&amp; square[8] == square[9]) </text:p>
      <text:p text:style-name="P1"><text:tab/><text:tab/>return 1; </text:p>
      <text:p text:style-name="P1"><text:tab/>else if (square[1] == square[4] &amp;&amp; square[4] == square[7]) </text:p>
      <text:p text:style-name="P1"><text:tab/><text:tab/>return 1; </text:p>
      <text:p text:style-name="P1"><text:tab/>else if (square[2] == square[5] &amp;&amp; square[5] == square[8]) </text:p>
      <text:p text:style-name="P1"><text:tab/><text:tab/>return 1; </text:p>
      <text:p text:style-name="P1"><text:tab/>else if (square[3] == square[6] &amp;&amp; square[6] == square[9]) </text:p>
      <text:p text:style-name="P1"><text:tab/><text:tab/>return 1; </text:p>
      <text:p text:style-name="P1"><text:tab/>else if (square[1] == square[5] &amp;&amp; square[5] == square[9]) </text:p>
      <text:p text:style-name="P1"><text:tab/><text:tab/>return 1; </text:p>
      <text:p text:style-name="P1"><text:tab/>else if (square[3] == square[5] &amp;&amp; square[5] == square[7]) </text:p>
      <text:p text:style-name="P1"><text:tab/><text:tab/>return 1; </text:p>
      <text:p text:style-name="P1"><text:tab/>else if (square[1] != '1' &amp;&amp; square[2] != '2' &amp;&amp; square[3] != '3' &amp;&amp; </text:p>
      <text:p text:style-name="P1"><text:soft-page-break/><text:tab/> <text:s text:c="8"/>square[4] != '4' &amp;&amp; square[5] != '5' &amp;&amp; square[6] != '6' &amp;&amp; </text:p>
      <text:p text:style-name="P1"><text:s text:c="12"/>square[7] != '7' &amp;&amp; square[8] != '8' &amp;&amp; square[9] != '9') </text:p>
      <text:p text:style-name="P1"><text:tab/><text:tab/>return 0; </text:p>
      <text:p text:style-name="P1"><text:tab/>else </text:p>
      <text:p text:style-name="P1"><text:tab/><text:tab/>return -1; </text:p>
      <text:p text:style-name="P1">} </text:p>
      <text:p text:style-name="P1"><text:s/></text:p>
      <text:p text:style-name="P1"/>
      <text:p text:style-name="P1">/******************************************************************* </text:p>
      <text:p text:style-name="P1"><text:s text:c="5"/>FUNCTION TO DRAW BOARD OF TIC TAC TOE WITH PLAYERS MARK </text:p>
      <text:p text:style-name="P1">********************************************************************/ </text:p>
      <text:p text:style-name="P1"/>
      <text:p text:style-name="P1"/>
      <text:p text:style-name="P1">void board() </text:p>
      <text:p text:style-name="P1">{ </text:p>
      <text:p text:style-name="P1"><text:tab/> </text:p>
      <text:p text:style-name="P1"><text:tab/>cout &lt;&lt; "\n\n\tTic Tac Toe\n\n"; </text:p>
      <text:p text:style-name="P1"><text:tab/>cout &lt;&lt; "Player 1 (X) <text:s/>- <text:s/>Player 2 (O)" &lt;&lt; endl &lt;&lt; endl; </text:p>
      <text:p text:style-name="P1"><text:tab/>cout &lt;&lt; endl; </text:p>
      <text:p text:style-name="P1"><text:tab/>cout &lt;&lt; " <text:s text:c="4"/>| <text:s text:c="4"/>| <text:s text:c="4"/>" &lt;&lt; endl; </text:p>
      <text:p text:style-name="P1"><text:tab/>cout &lt;&lt; " <text:s/>" &lt;&lt; square[1] &lt;&lt; " <text:s/>| <text:s/>" &lt;&lt; square[2] &lt;&lt; " <text:s/>| <text:s/>" &lt;&lt; square[3] &lt;&lt; endl; </text:p>
      <text:p text:style-name="P1"><text:tab/>cout &lt;&lt; "_____|_____|_____" &lt;&lt; endl; </text:p>
      <text:p text:style-name="P1"><text:tab/>cout &lt;&lt; " <text:s text:c="4"/>| <text:s text:c="4"/>| <text:s text:c="4"/>" &lt;&lt; endl; </text:p>
      <text:p text:style-name="P1"><text:tab/>cout &lt;&lt; " <text:s/>" &lt;&lt; square[4] &lt;&lt; " <text:s/>| <text:s/>" &lt;&lt; square[5] &lt;&lt; " <text:s/>| <text:s/>" &lt;&lt; square[6] &lt;&lt; endl; </text:p>
      <text:p text:style-name="P1"><text:tab/>cout &lt;&lt; "_____|_____|_____" &lt;&lt; endl; </text:p>
      <text:p text:style-name="P1"><text:tab/>cout &lt;&lt; " <text:s text:c="4"/>| <text:s text:c="4"/>| <text:s text:c="4"/>" &lt;&lt; endl; </text:p>
      <text:p text:style-name="P1"><text:tab/>cout &lt;&lt; " <text:s/>" &lt;&lt; square[7] &lt;&lt; " <text:s/>| <text:s/>" &lt;&lt; square[8] &lt;&lt; " <text:s/>| <text:s/>" &lt;&lt; square[9] &lt;&lt; endl; </text:p>
      <text:p text:style-name="P1"><text:tab/>cout &lt;&lt; " <text:s text:c="4"/>| <text:s text:c="4"/>| <text:s text:c="4"/>" &lt;&lt; endl &lt;&lt; endl; </text:p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utput :</text:p>
      <text:p text:style-name="P1"/>
      <text:p text:style-name="P1">compeng-sl2-08@compeng-sl2-08:~/Abrar$ g++ tictac.cpp </text:p>
      <text:p text:style-name="P1">compeng-sl2-08@compeng-sl2-08:~/Abrar$ ./a.out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6"/>| <text:s text:c="5"/>| <text:s text:c="4"/></text:p>
      <text:p text:style-name="P1"><text:s text:c="2"/>1 <text:s/>| <text:s/>2 <text:s/>| <text:s/>3 </text:p>
      <text:p text:style-name="P1">___|___|____ </text:p>
      <text:p text:style-name="P1"><text:s text:c="6"/>| <text:s text:c="5"/>| <text:s text:c="4"/></text:p>
      <text:p text:style-name="P1"><text:s text:c="2"/>4 <text:s/>| <text:s/>5 <text:s/>| <text:s/>6 </text:p>
      <text:p text:style-name="P1">___|___|_____</text:p>
      <text:p text:style-name="P1"><text:s text:c="6"/>| <text:s text:c="5"/>| <text:s text:c="4"/></text:p>
      <text:p text:style-name="P1"><text:s text:c="2"/>7 <text:s/>| <text:s/>8 <text:s/>| <text:s/>9 </text:p>
      <text:p text:style-name="P1"><text:s text:c="6"/>| <text:s text:c="5"/>| <text:s text:c="4"/></text:p>
      <text:p text:style-name="P1"/>
      <text:p text:style-name="P1">Player 1, enter a number: <text:s/>1 <text:s text:c="30"/>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/>
      <text:p text:style-name="P1"><text:s text:c="6"/>| <text:s text:c="6"/>| <text:s text:c="4"/></text:p>
      <text:p text:style-name="P1"><text:s text:c="2"/>X | <text:s/>2 <text:s text:c="2"/>| <text:s/>3 </text:p>
      <text:p text:style-name="P1">__ <text:s/>|___ |_____</text:p>
      <text:p text:style-name="P1"><text:s text:c="6"/>| <text:s text:c="6"/>| <text:s text:c="4"/></text:p>
      <text:p text:style-name="P1"><text:s text:c="2"/>4 <text:s/>| <text:s/>5 <text:s text:c="2"/>| <text:s/>6 </text:p>
      <text:p text:style-name="P1">___|___ |_____ </text:p>
      <text:p text:style-name="P1"><text:s text:c="6"/>| <text:s text:c="6"/>| <text:s text:c="4"/></text:p>
      <text:p text:style-name="P1"><text:s text:c="2"/>7 <text:s/>| <text:s/>8 <text:s text:c="2"/>| <text:s/>9 </text:p>
      <text:p text:style-name="P1"><text:s text:c="6"/>| <text:s text:c="6"/>| <text:s text:c="4"/></text:p>
      <text:p text:style-name="P1"/>
      <text:p text:style-name="P1">Player 2, enter a number: <text:s/>5 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soft-page-break/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_ |___|_____ </text:p>
      <text:p text:style-name="P1"><text:s text:c="7"/>| <text:s text:c="5"/>| <text:s text:c="4"/></text:p>
      <text:p text:style-name="P1"><text:s text:c="2"/>4 <text:s text:c="2"/>| <text:s/>O | <text:s/>6 </text:p>
      <text:p text:style-name="P1">___ |___|_____ </text:p>
      <text:p text:style-name="P1"><text:s text:c="7"/>| <text:s text:c="5"/>| <text:s text:c="4"/></text:p>
      <text:p text:style-name="P1"><text:s text:c="2"/>7 <text:s text:c="2"/>| <text:s/>8 <text:s/>| <text:s/>9 </text:p>
      <text:p text:style-name="P1"><text:s text:c="7"/>| <text:s text:c="5"/>| <text:s text:c="4"/></text:p>
      <text:p text:style-name="P1"/>
      <text:p text:style-name="P1">Player 1, enter a number: <text:s/>2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X <text:s/>| <text:s/>3 </text:p>
      <text:p text:style-name="P1">___ |___ |__ </text:p>
      <text:p text:style-name="P1"><text:s text:c="7"/>| <text:s text:c="6"/>| <text:s text:c="4"/></text:p>
      <text:p text:style-name="P1"><text:s text:c="2"/>4 <text:s text:c="2"/>| <text:s/>O <text:s/>| <text:s/>6 </text:p>
      <text:p text:style-name="P1">___ |___ |_____ </text:p>
      <text:p text:style-name="P1"><text:s text:c="7"/>| <text:s text:c="6"/>| <text:s text:c="4"/></text:p>
      <text:p text:style-name="P1"><text:s text:c="2"/>7 <text:s text:c="2"/>| <text:s/>8 <text:s text:c="2"/>| <text:s/>9 </text:p>
      <text:p text:style-name="P1"><text:s text:c="7"/>| <text:s text:c="6"/>| <text:s text:c="4"/></text:p>
      <text:p text:style-name="P1"/>
      <text:p text:style-name="P1">Player 2, enter a number: <text:s/>3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X <text:s/>| <text:s/>O </text:p>
      <text:p text:style-name="P1">___ |___ |_____ </text:p>
      <text:p text:style-name="P1"><text:s text:c="7"/>| <text:s text:c="6"/>| <text:s text:c="4"/></text:p>
      <text:p text:style-name="P1"><text:s text:c="2"/>4 <text:s text:c="2"/>| <text:s/>O <text:s/>| <text:s/>6 </text:p>
      <text:p text:style-name="P1">___ |___ |_____ </text:p>
      <text:p text:style-name="P1"><text:s text:c="7"/>| <text:s text:c="6"/>| <text:s text:c="4"/></text:p>
      <text:p text:style-name="P1"><text:s text:c="2"/>7 <text:s text:c="2"/>| <text:s/>8 <text:s text:c="2"/>| <text:s/>9 </text:p>
      <text:p text:style-name="P1"><text:s text:c="7"/>| <text:s text:c="6"/>| <text:s text:c="4"/></text:p>
      <text:p text:style-name="P1"><text:soft-page-break/></text:p>
      <text:p text:style-name="P1">Player 1, enter a number: <text:s/>7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X <text:s/>| <text:s/>O </text:p>
      <text:p text:style-name="P1">___ |__ _|_____ </text:p>
      <text:p text:style-name="P1"><text:s text:c="7"/>| <text:s text:c="6"/>| <text:s text:c="4"/></text:p>
      <text:p text:style-name="P1"><text:s text:c="2"/>4 <text:s text:c="2"/>| <text:s/>O <text:s/>| <text:s/>6 </text:p>
      <text:p text:style-name="P1">___ |__ _|_____ </text:p>
      <text:p text:style-name="P1"><text:s text:c="7"/>| <text:s text:c="6"/>| <text:s text:c="4"/></text:p>
      <text:p text:style-name="P1"><text:s text:c="2"/>X <text:s/>| <text:s/>8 <text:s text:c="2"/>| <text:s/>9 </text:p>
      <text:p text:style-name="P1"><text:s text:c="7"/>| <text:s text:c="6"/>| <text:s text:c="4"/></text:p>
      <text:p text:style-name="P1"/>
      <text:p text:style-name="P1">Player 2, enter a number: <text:s/>6 </text:p>
      <text:p text:style-name="P1"><text:s/></text:p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X <text:s/>| <text:s/>O </text:p>
      <text:p text:style-name="P1">___ |___ |_____ </text:p>
      <text:p text:style-name="P1"><text:s text:c="7"/>| <text:s text:c="6"/>| <text:s text:c="4"/></text:p>
      <text:p text:style-name="P1"><text:s text:c="2"/>4 <text:s text:c="2"/>| <text:s/>O <text:s/>| <text:s/>O </text:p>
      <text:p text:style-name="P1">___ |___ |_____ </text:p>
      <text:p text:style-name="P1"><text:s text:c="7"/>| <text:s text:c="6"/>| <text:s text:c="4"/></text:p>
      <text:p text:style-name="P1"><text:s text:c="2"/>X <text:s/>| <text:s/>8 <text:s text:c="2"/>| <text:s/>9 </text:p>
      <text:p text:style-name="P1"><text:s text:c="7"/>| <text:s text:c="6"/>| <text:s text:c="4"/></text:p>
      <text:p text:style-name="P1"/>
      <text:p text:style-name="P1">Player 1, enter a number: <text:s/>4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X <text:s/>| <text:s/>O </text:p>
      <text:p text:style-name="P1">___ |__ _|_____ </text:p>
      <text:p text:style-name="P1"><text:s text:c="7"/>| <text:s text:c="6"/>| <text:s text:c="4"/></text:p>
      <text:p text:style-name="P1"><text:s text:c="2"/>X <text:s/>| <text:s/>O <text:s/>| <text:s/>O </text:p>
      <text:p text:style-name="P1">___ |___ |_____ </text:p>
      <text:p text:style-name="P1"><text:s text:c="7"/>| <text:s text:c="6"/>| <text:s text:c="4"/></text:p>
      <text:p text:style-name="P1"><text:s text:c="2"/>X <text:s/>| <text:s/>8 <text:s text:c="2"/>| <text:s/>9 </text:p>
      <text:p text:style-name="P1"><text:s text:c="7"/>| <text:s text:c="6"/>| <text:s text:c="4"/></text:p>
      <text:p text:style-name="P1"/>
      <text:p text:style-name="P1">==&gt;Player 1 win <text:tab/><text:tab/><text:tab/><text:tab/><text:tab/>//PLAYER 1 WIN THE GAME </text:p>
      <text:p text:style-name="P1"/>
      <text:p text:style-name="P1">compeng-sl2-08@compeng-sl2-08:~/Abrar$ g++ tictac.cpp </text:p>
      <text:p text:style-name="P1">compeng-sl2-08@compeng-sl2-08:~/Abrar$ ./a.out </text:p>
      <text:p text:style-name="P1"/>
      <text:p text:style-name="P1"><text:tab/>Tic Tac Toe </text:p>
      <text:p text:style-name="P1"/>
      <text:p text:style-name="P1">Player 1 (X) <text:s/>- <text:s/>Player 2 (O) </text:p>
      <text:p text:style-name="P1"><text:s/></text:p>
      <text:p text:style-name="P1"><text:s text:c="6"/>| <text:s text:c="5"/>| <text:s text:c="4"/></text:p>
      <text:p text:style-name="P1"><text:s text:c="2"/>1 <text:s/>| <text:s/>2 <text:s/>| <text:s/>3 </text:p>
      <text:p text:style-name="P1">___|___|_____ </text:p>
      <text:p text:style-name="P1"><text:s text:c="6"/>| <text:s text:c="5"/>| <text:s text:c="4"/></text:p>
      <text:p text:style-name="P1"><text:s text:c="2"/>4 <text:s/>| <text:s/>5 <text:s/>| <text:s/>6 </text:p>
      <text:p text:style-name="P1">___|___|_____ </text:p>
      <text:p text:style-name="P1"><text:s text:c="6"/>| <text:s text:c="5"/>| <text:s text:c="4"/></text:p>
      <text:p text:style-name="P1"><text:s text:c="2"/>7 <text:s/>| <text:s/>8 <text:s/>| <text:s/>9 </text:p>
      <text:p text:style-name="P1"><text:s text:c="6"/>| <text:s text:c="5"/>| <text:s text:c="4"/></text:p>
      <text:p text:style-name="P1"/>
      <text:p text:style-name="P1">Player 1, enter a number: <text:s/>1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 _|___|_____ </text:p>
      <text:p text:style-name="P1"><text:s text:c="7"/>| <text:s text:c="5"/>| <text:s text:c="4"/></text:p>
      <text:p text:style-name="P1"><text:s text:c="2"/>4 <text:s text:c="2"/>| <text:s/>5 <text:s/>| <text:s/>6 </text:p>
      <text:p text:style-name="P1">___ |___|_____ </text:p>
      <text:p text:style-name="P1"><text:s text:c="7"/>| <text:s text:c="5"/>| <text:s text:c="4"/></text:p>
      <text:p text:style-name="P1"><text:s text:c="2"/>7 <text:s text:c="2"/>| <text:s/>8 <text:s/>| <text:s/>9 </text:p>
      <text:p text:style-name="P1"><text:s text:c="7"/>| <text:s text:c="5"/>| <text:s text:c="4"/></text:p>
      <text:p text:style-name="P1"/>
      <text:p text:style-name="P1">Player 2, enter a number: <text:s/>6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_ |___|_____ </text:p>
      <text:p text:style-name="P1"><text:s text:c="7"/>| <text:s text:c="5"/>| <text:s text:c="4"/></text:p>
      <text:p text:style-name="P1"><text:s text:c="2"/>4 <text:s text:c="2"/>| <text:s/>5 <text:s/>| <text:s/>O </text:p>
      <text:p text:style-name="P1">___ |___|_____ </text:p>
      <text:p text:style-name="P1"><text:s text:c="7"/>| <text:s text:c="5"/>| <text:s text:c="4"/></text:p>
      <text:p text:style-name="P1"><text:s text:c="2"/>7 <text:s text:c="2"/>| <text:s/>8 <text:s/>| <text:s/>9 </text:p>
      <text:p text:style-name="P1"><text:s text:c="7"/>| <text:s text:c="5"/>| <text:s text:c="4"/></text:p>
      <text:p text:style-name="P1"/>
      <text:p text:style-name="P1">Player 1, enter a number: <text:s/>9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_ |___|_____ </text:p>
      <text:p text:style-name="P1"><text:s text:c="7"/>| <text:s text:c="5"/>| <text:s text:c="4"/></text:p>
      <text:p text:style-name="P1"><text:s text:c="2"/>4 <text:s text:c="2"/>| <text:s/>5 <text:s/>| <text:s/>O </text:p>
      <text:p text:style-name="P1">___ |___|_____ </text:p>
      <text:p text:style-name="P1"><text:s text:c="7"/>| <text:s text:c="5"/>| <text:s text:c="4"/></text:p>
      <text:p text:style-name="P1"><text:s text:c="2"/>7 <text:s text:c="2"/>| <text:s/>8 <text:s/>| <text:s/>X </text:p>
      <text:p text:style-name="P1"><text:s text:c="7"/>| <text:s text:c="5"/>| <text:s text:c="4"/></text:p>
      <text:p text:style-name="P1"><text:soft-page-break/></text:p>
      <text:p text:style-name="P1">Player 2, enter a number: <text:s/>5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 _|___|_____ </text:p>
      <text:p text:style-name="P1"><text:s text:c="7"/>| <text:s text:c="5"/>| <text:s text:c="4"/></text:p>
      <text:p text:style-name="P1"><text:s text:c="2"/>4 <text:s text:c="2"/>| <text:s/>O | <text:s/>O </text:p>
      <text:p text:style-name="P1">__ _|___|_____ </text:p>
      <text:p text:style-name="P1"><text:s text:c="7"/>| <text:s text:c="5"/>| <text:s text:c="4"/></text:p>
      <text:p text:style-name="P1"><text:s text:c="2"/>7 <text:s text:c="2"/>| <text:s/>8 <text:s/>| <text:s/>X </text:p>
      <text:p text:style-name="P1"><text:s text:c="7"/>| <text:s text:c="5"/>| <text:s text:c="4"/></text:p>
      <text:p text:style-name="P1"/>
      <text:p text:style-name="P1">Player 1, enter a number: <text:s/>4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_ |___|_____ </text:p>
      <text:p text:style-name="P1"><text:s text:c="7"/>| <text:s text:c="5"/>| <text:s text:c="4"/></text:p>
      <text:p text:style-name="P1"><text:s text:c="2"/>X <text:s/>| <text:s/>O | <text:s/>O </text:p>
      <text:p text:style-name="P1">___ |___|_____ </text:p>
      <text:p text:style-name="P1"><text:s text:c="7"/>| <text:s text:c="5"/>| <text:s text:c="4"/></text:p>
      <text:p text:style-name="P1"><text:s text:c="2"/>7 <text:s text:c="2"/>| <text:s/>8 <text:s/>| <text:s/>X </text:p>
      <text:p text:style-name="P1"><text:s text:c="7"/>| <text:s text:c="5"/>| <text:s text:c="4"/></text:p>
      <text:p text:style-name="P1"/>
      <text:p text:style-name="P1">Player 2, enter a number: <text:s/>7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 _|___|_____ </text:p>
      <text:p text:style-name="P1"><text:s text:c="7"/>| <text:s text:c="5"/>| <text:s text:c="4"/></text:p>
      <text:p text:style-name="P1"><text:s text:c="2"/>X <text:s/>| <text:s/>O | <text:s/>O </text:p>
      <text:p text:style-name="P1">___ |___|_____ </text:p>
      <text:p text:style-name="P1"><text:s text:c="7"/>| <text:s text:c="5"/>| <text:s text:c="4"/></text:p>
      <text:p text:style-name="P1"><text:s text:c="2"/>O <text:s/>| <text:s/>8 <text:s/>| <text:s/>X </text:p>
      <text:p text:style-name="P1"><text:s text:c="7"/>| <text:s text:c="5"/>| <text:s text:c="4"/></text:p>
      <text:p text:style-name="P1"/>
      <text:p text:style-name="P1">Player 1, enter a number: <text:s/>2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X <text:s/>| <text:s/>3 </text:p>
      <text:p text:style-name="P1">___ |__ _|_____ </text:p>
      <text:p text:style-name="P1"><text:s text:c="7"/>| <text:s text:c="6"/>| <text:s text:c="4"/></text:p>
      <text:p text:style-name="P1"><text:s text:c="2"/>X <text:s/>| <text:s/>O <text:s/>| <text:s/>O </text:p>
      <text:p text:style-name="P1">__ _|__ _|_____ </text:p>
      <text:p text:style-name="P1"><text:s text:c="7"/>| <text:s text:c="6"/>| <text:s text:c="4"/></text:p>
      <text:p text:style-name="P1"><text:s text:c="2"/>O <text:s/>| <text:s/>8 <text:s text:c="2"/>| <text:s/>X </text:p>
      <text:p text:style-name="P1"><text:s text:c="7"/>| <text:s text:c="6"/>| <text:s text:c="4"/></text:p>
      <text:p text:style-name="P1"><text:s/></text:p>
      <text:p text:style-name="P1">Player 2, enter a number: <text:s/>3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7"/>| <text:s text:c="4"/></text:p>
      <text:p text:style-name="P1"><text:s text:c="2"/>X <text:s/>| <text:s/>X <text:s text:c="2"/>| <text:s/>O </text:p>
      <text:p text:style-name="P1">___ |____|_____ </text:p>
      <text:p text:style-name="P1"><text:s text:c="7"/>| <text:s text:c="7"/>| <text:s text:c="4"/></text:p>
      <text:p text:style-name="P1"><text:s text:c="2"/>X <text:s/>| <text:s/>O <text:s text:c="2"/>| <text:s/>O </text:p>
      <text:p text:style-name="P1">__ _|__ _ |_____ </text:p>
      <text:p text:style-name="P1"><text:s text:c="7"/>| <text:s text:c="7"/>| <text:s text:c="4"/></text:p>
      <text:p text:style-name="P1"><text:s text:c="2"/>O <text:s/>| <text:s/>8 <text:s text:c="3"/>| <text:s/>X </text:p>
      <text:p text:style-name="P1"><text:s text:c="7"/>| <text:s text:c="7"/>| <text:s text:c="4"/></text:p>
      <text:p text:style-name="P1"><text:soft-page-break/></text:p>
      <text:p text:style-name="P1">==&gt;Player 2 win <text:s text:c="25"/>\\PLAYER 2 WIN THE GAME </text:p>
      <text:p text:style-name="P1"/>
      <text:p text:style-name="P1">compeng-sl2-08@compeng-sl2-08:~/Abrar$ g++ tictac.cpp </text:p>
      <text:p text:style-name="P1">compeng-sl2-08@compeng-sl2-08:~/Abrar$ ./a.out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6"/>| <text:s text:c="5"/>| <text:s text:c="4"/></text:p>
      <text:p text:style-name="P1"><text:s text:c="2"/>1 <text:s/>| <text:s/>2 <text:s/>| <text:s/>3 </text:p>
      <text:p text:style-name="P1">___|___|_____ </text:p>
      <text:p text:style-name="P1"><text:s text:c="6"/>| <text:s text:c="5"/>| <text:s text:c="4"/></text:p>
      <text:p text:style-name="P1"><text:s text:c="2"/>4 <text:s/>| <text:s/>5 <text:s/>| <text:s/>6 </text:p>
      <text:p text:style-name="P1">___|___|_____ </text:p>
      <text:p text:style-name="P1"><text:s text:c="6"/>| <text:s text:c="5"/>| <text:s text:c="4"/></text:p>
      <text:p text:style-name="P1"><text:s text:c="2"/>7 <text:s/>| <text:s/>8 <text:s/>| <text:s/>9 </text:p>
      <text:p text:style-name="P1"><text:s text:c="6"/>| <text:s text:c="5"/>| <text:s text:c="4"/></text:p>
      <text:p text:style-name="P1"/>
      <text:p text:style-name="P1">Player 1, enter a number: <text:s/>1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5"/>| <text:s text:c="4"/></text:p>
      <text:p text:style-name="P1"><text:s text:c="2"/>X <text:s/>| <text:s/>2 <text:s/>| <text:s/>3 </text:p>
      <text:p text:style-name="P1">__ _|___|_____ </text:p>
      <text:p text:style-name="P1"><text:s text:c="7"/>| <text:s text:c="5"/>| <text:s text:c="4"/></text:p>
      <text:p text:style-name="P1"><text:s text:c="2"/>4 <text:s text:c="2"/>| <text:s/>5 <text:s/>| <text:s/>6 </text:p>
      <text:p text:style-name="P1">__ _|___|_____ </text:p>
      <text:p text:style-name="P1"><text:s text:c="7"/>| <text:s text:c="5"/>| <text:s text:c="4"/></text:p>
      <text:p text:style-name="P1"><text:s text:c="2"/>7 <text:s text:c="2"/>| <text:s/>8 <text:s/>| <text:s/>9 </text:p>
      <text:p text:style-name="P1"><text:s text:c="7"/>| <text:s text:c="5"/>| <text:s text:c="4"/></text:p>
      <text:p text:style-name="P1"/>
      <text:p text:style-name="P1">Player 2, enter a number: <text:s/>2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3 </text:p>
      <text:p text:style-name="P1">__ _| ___|_____ </text:p>
      <text:p text:style-name="P1"><text:s text:c="7"/>| <text:s text:c="6"/>| <text:s text:c="4"/></text:p>
      <text:p text:style-name="P1"><text:s text:c="2"/>4 <text:s text:c="2"/>| <text:s/>5 <text:s text:c="2"/>| <text:s/>6 </text:p>
      <text:p text:style-name="P1">__ _|__ _|_____ </text:p>
      <text:p text:style-name="P1"><text:s text:c="7"/>| <text:s text:c="6"/>| <text:s text:c="4"/></text:p>
      <text:p text:style-name="P1"><text:s text:c="2"/>7 <text:s text:c="2"/>| <text:s/>8 <text:s text:c="2"/>| <text:s/>9 </text:p>
      <text:p text:style-name="P1"><text:s text:c="7"/>| <text:s text:c="6"/>| <text:s text:c="4"/></text:p>
      <text:p text:style-name="P1"/>
      <text:p text:style-name="P1">Player 1, enter a number: <text:s/>5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3 </text:p>
      <text:p text:style-name="P1">___ |_ __|_____ </text:p>
      <text:p text:style-name="P1"><text:s text:c="7"/>| <text:s text:c="6"/>| <text:s text:c="4"/></text:p>
      <text:p text:style-name="P1"><text:s text:c="2"/>4 <text:s text:c="2"/>| <text:s/>X <text:s/>| <text:s/>6 </text:p>
      <text:p text:style-name="P1">__ _|__ _|_____ </text:p>
      <text:p text:style-name="P1"><text:s text:c="7"/>| <text:s text:c="6"/>| <text:s text:c="4"/></text:p>
      <text:p text:style-name="P1"><text:s text:c="2"/>7 <text:s text:c="2"/>| <text:s/>8 <text:s text:c="2"/>| <text:s/>9 </text:p>
      <text:p text:style-name="P1"><text:s text:c="7"/>| <text:s text:c="6"/>| <text:s text:c="4"/></text:p>
      <text:p text:style-name="P1"><text:s/></text:p>
      <text:p text:style-name="P1">Player 2, enter a number: <text:s/>9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3 </text:p>
      <text:p text:style-name="P1">__ _|__ _|_____ </text:p>
      <text:p text:style-name="P1"><text:s text:c="7"/>| <text:s text:c="6"/>| <text:s text:c="4"/></text:p>
      <text:p text:style-name="P1"><text:s text:c="2"/>4 <text:s text:c="2"/>| <text:s/>X <text:s/>| <text:s/>6 </text:p>
      <text:p text:style-name="P1">__ _|__ _|_____ </text:p>
      <text:p text:style-name="P1"><text:s text:c="7"/>| <text:s text:c="6"/>| <text:s text:c="4"/></text:p>
      <text:p text:style-name="P1"><text:s text:c="2"/>7 <text:s text:c="2"/>| <text:s/>8 <text:s text:c="2"/>| <text:s/>O </text:p>
      <text:p text:style-name="P1"><text:s text:c="7"/>| <text:s text:c="6"/>| <text:s text:c="4"/></text:p>
      <text:p text:style-name="P1"><text:soft-page-break/></text:p>
      <text:p text:style-name="P1">Player 1, enter a number: <text:s/>8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3 </text:p>
      <text:p text:style-name="P1">__ _|_ __|_____ </text:p>
      <text:p text:style-name="P1"><text:s text:c="7"/>| <text:s text:c="6"/>| <text:s text:c="4"/></text:p>
      <text:p text:style-name="P1"><text:s text:c="2"/>4 <text:s text:c="2"/>| <text:s/>X <text:s/>| <text:s/>6 </text:p>
      <text:p text:style-name="P1">_ __|_ __|_____ </text:p>
      <text:p text:style-name="P1"><text:s text:c="7"/>| <text:s text:c="6"/>| <text:s text:c="4"/></text:p>
      <text:p text:style-name="P1"><text:s text:c="2"/>7 <text:s text:c="2"/>| <text:s/>X <text:s/>| <text:s/>O </text:p>
      <text:p text:style-name="P1"><text:s text:c="7"/>| <text:s text:c="6"/>| <text:s text:c="4"/></text:p>
      <text:p text:style-name="P1"/>
      <text:p text:style-name="P1">Player 2, enter a number: <text:s/>7 </text:p>
      <text:p text:style-name="P1"><text:tab/></text:p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3 </text:p>
      <text:p text:style-name="P1">__ _|_ __|_____ </text:p>
      <text:p text:style-name="P1"><text:s text:c="7"/>| <text:s text:c="6"/>| <text:s text:c="4"/></text:p>
      <text:p text:style-name="P1"><text:s text:c="2"/>4 <text:s text:c="2"/>| <text:s/>X <text:s/>| <text:s/>6 </text:p>
      <text:p text:style-name="P1">___ |_ __|_____ </text:p>
      <text:p text:style-name="P1"><text:s text:c="7"/>| <text:s text:c="6"/>| <text:s text:c="4"/></text:p>
      <text:p text:style-name="P1"><text:s text:c="2"/>O <text:s/>| <text:s/>X <text:s/>| <text:s/>O </text:p>
      <text:p text:style-name="P1"><text:s text:c="7"/>| <text:s text:c="6"/>| <text:s text:c="4"/></text:p>
      <text:p text:style-name="P1"/>
      <text:p text:style-name="P1">Player 1, enter a number: <text:s/>3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X </text:p>
      <text:p text:style-name="P1">__ _| ___|_____ </text:p>
      <text:p text:style-name="P1"><text:s text:c="7"/>| <text:s text:c="6"/>| <text:s text:c="4"/></text:p>
      <text:p text:style-name="P1"><text:s text:c="2"/>4 <text:s text:c="2"/>| <text:s/>X <text:s/>| <text:s/>6 </text:p>
      <text:p text:style-name="P1">_ __|_ __|_____ </text:p>
      <text:p text:style-name="P1"><text:s text:c="7"/>| <text:s text:c="6"/>| <text:s text:c="4"/></text:p>
      <text:p text:style-name="P1"><text:s text:c="2"/>O <text:s/>| <text:s/>X <text:s/>| <text:s/>O </text:p>
      <text:p text:style-name="P1"><text:s text:c="7"/>| <text:s text:c="6"/>| <text:s text:c="4"/></text:p>
      <text:p text:style-name="P1"/>
      <text:p text:style-name="P1">Player 2, enter a number: <text:s/>4 </text:p>
      <text:p text:style-name="P1"/>
      <text:p text:style-name="P1"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X </text:p>
      <text:p text:style-name="P1">__ _|__ _|_____ </text:p>
      <text:p text:style-name="P1"><text:s text:c="7"/>| <text:s text:c="6"/>| <text:s text:c="4"/></text:p>
      <text:p text:style-name="P1"><text:s text:c="2"/>O <text:s/>| <text:s/>X <text:s/>| <text:s/>6 </text:p>
      <text:p text:style-name="P1">__ _|__ _|_____ </text:p>
      <text:p text:style-name="P1"><text:s text:c="7"/>| <text:s text:c="6"/>| <text:s text:c="4"/></text:p>
      <text:p text:style-name="P1"><text:s text:c="2"/>O <text:s/>| <text:s/>X <text:s/>| <text:s/>O </text:p>
      <text:p text:style-name="P1"><text:s text:c="7"/>| <text:s text:c="6"/>| <text:s text:c="4"/></text:p>
      <text:p text:style-name="P1"/>
      <text:p text:style-name="P1">Player 1, enter a number: <text:s/>6 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Tic Tac Toe </text:p>
      <text:p text:style-name="P1"/>
      <text:p text:style-name="P1">Player 1 (X) <text:s/>- <text:s/>Player 2 (O) </text:p>
      <text:p text:style-name="P1"/>
      <text:p text:style-name="P1"><text:s text:c="7"/>| <text:s text:c="6"/>| <text:s text:c="4"/></text:p>
      <text:p text:style-name="P1"><text:s text:c="2"/>X <text:s/>| <text:s/>O <text:s/>| <text:s/>X </text:p>
      <text:p text:style-name="P1">__ _|__ _|_____ </text:p>
      <text:p text:style-name="P1"><text:s text:c="7"/>| <text:s text:c="6"/>| <text:s text:c="4"/></text:p>
      <text:p text:style-name="P1"><text:s text:c="2"/>O <text:s/>| <text:s/>X <text:s text:c="2"/>| <text:s/>X </text:p>
      <text:p text:style-name="P1">__ _|__ _|_____ </text:p>
      <text:p text:style-name="P1"><text:s text:c="7"/>| <text:s text:c="6"/>| <text:s text:c="4"/></text:p>
      <text:p text:style-name="P1"><text:s text:c="2"/>O <text:s/>| <text:s/>X <text:s/>| <text:s/>O </text:p>
      <text:p text:style-name="P1"><text:s text:c="7"/>| <text:s text:c="6"/>| <text:s text:c="4"/></text:p>
      <text:p text:style-name="P1"/>
      <text:p text:style-name="P1">==&gt;Game draw<text:tab/><text:tab/><text:tab/><text:tab/><text:tab/><text:tab/><text:tab/>\\GAME DRAW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09:51:51</meta:creation-date>
    <dc:date>2014-09-15T15:34:21</dc:date>
    <meta:editing-duration>PT19M17S</meta:editing-duration>
    <meta:editing-cycles>9</meta:editing-cycles>
    <meta:generator>LibreOffice/3.5$Linux_X86_64 LibreOffice_project/350m1$Build-2</meta:generator>
    <meta:print-date>2014-09-10T09:17:09</meta:print-date>
    <meta:document-statistic meta:table-count="0" meta:image-count="0" meta:object-count="0" meta:page-count="15" meta:paragraph-count="447" meta:word-count="1700" meta:character-count="9832" meta:non-whitespace-character-count="5413"/>
  </office:meta>
</office:document-meta>
</file>